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no vs. part" table:style-name="ta1">
        <table:shapes>
          <draw:frame draw:z-index="0" draw:style-name="gr1" draw:text-style-name="P1" svg:width="453.51pt" svg:height="255.09pt" svg:x="115.23pt" svg:y="221.19pt">
            <loext:p draw:notify-on-update-of-ranges="'mono vs. part'.A3:'mono vs. part'.A3 'mono vs. part'.A4:'mono vs. part'.A10 'mono vs. part'.B3:'mono vs. part'.B3 'mono vs. part'.B4:'mono vs. part'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127595421344" calcext:value-type="float">
            <text:p>0.0127595421</text:p>
          </table:table-cell>
          <table:table-cell office:value-type="float" office:value="0.0000022262781233" calcext:value-type="float">
            <text:p>2.23E-06</text:p>
          </table:table-cell>
          <table:table-cell office:value-type="float" office:value="0.0000127355852109" calcext:value-type="float">
            <text:p>1.27E-05</text:p>
          </table:table-cell>
          <table:table-cell office:value-type="float" office:value="0.00000194712001623" calcext:value-type="float">
            <text:p>1.95E-06</text:p>
          </table:table-cell>
          <table:table-cell office:value-type="float" office:value="1.52873048559" calcext:value-type="float">
            <text:p>1.5287304856</text:p>
          </table:table-cell>
          <table:table-cell office:value-type="float" office:value="0.0899001604378" calcext:value-type="float">
            <text:p>0.0899001604</text:p>
          </table:table-cell>
          <table:table-cell office:value-type="float" office:value="0.477213540149" calcext:value-type="float">
            <text:p>0.4772135401</text:p>
          </table:table-cell>
          <table:table-cell office:value-type="float" office:value="0.0161994790011" calcext:value-type="float">
            <text:p>0.016199479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1225695209" calcext:value-type="float">
            <text:p>0.0122569521</text:p>
          </table:table-cell>
          <table:table-cell office:value-type="float" office:value="0.000000763902405905" calcext:value-type="float">
            <text:p>7.64E-07</text:p>
          </table:table-cell>
          <table:table-cell office:value-type="float" office:value="0.0000117315256401" calcext:value-type="float">
            <text:p>1.17E-05</text:p>
          </table:table-cell>
          <table:table-cell office:value-type="float" office:value="0.00000197286575859" calcext:value-type="float">
            <text:p>1.97E-06</text:p>
          </table:table-cell>
          <table:table-cell office:value-type="float" office:value="1.41574730585" calcext:value-type="float">
            <text:p>1.4157473059</text:p>
          </table:table-cell>
          <table:table-cell office:value-type="float" office:value="0.0375890074173" calcext:value-type="float">
            <text:p>0.0375890074</text:p>
          </table:table-cell>
          <table:table-cell office:value-type="float" office:value="0.453014834673" calcext:value-type="float">
            <text:p>0.4530148347</text:p>
          </table:table-cell>
          <table:table-cell office:value-type="float" office:value="0.0149674824424" calcext:value-type="float">
            <text:p>0.0149674824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122578880084" calcext:value-type="float">
            <text:p>0.012257888</text:p>
          </table:table-cell>
          <table:table-cell office:value-type="float" office:value="0.00000100832821059" calcext:value-type="float">
            <text:p>1.01E-06</text:p>
          </table:table-cell>
          <table:table-cell office:value-type="float" office:value="0.0000116885546322" calcext:value-type="float">
            <text:p>1.17E-05</text:p>
          </table:table-cell>
          <table:table-cell office:value-type="float" office:value="0.00000195717649907" calcext:value-type="float">
            <text:p>1.96E-06</text:p>
          </table:table-cell>
          <table:table-cell office:value-type="float" office:value="1.42170699885" calcext:value-type="float">
            <text:p>1.4217069989</text:p>
          </table:table-cell>
          <table:table-cell office:value-type="float" office:value="0.0416302165074" calcext:value-type="float">
            <text:p>0.0416302165</text:p>
          </table:table-cell>
          <table:table-cell office:value-type="float" office:value="0.450786163973" calcext:value-type="float">
            <text:p>0.450786164</text:p>
          </table:table-cell>
          <table:table-cell office:value-type="float" office:value="0.0146065629663" calcext:value-type="float">
            <text:p>0.014606563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0122561897974" calcext:value-type="float">
            <text:p>0.0122561898</text:p>
          </table:table-cell>
          <table:table-cell office:value-type="float" office:value="0.00000100087347911" calcext:value-type="float">
            <text:p>1.00E-06</text:p>
          </table:table-cell>
          <table:table-cell office:value-type="float" office:value="0.0000116857343844" calcext:value-type="float">
            <text:p>1.17E-05</text:p>
          </table:table-cell>
          <table:table-cell office:value-type="float" office:value="0.00000195745237985" calcext:value-type="float">
            <text:p>1.96E-06</text:p>
          </table:table-cell>
          <table:table-cell office:value-type="float" office:value="1.42203036111" calcext:value-type="float">
            <text:p>1.4220303611</text:p>
          </table:table-cell>
          <table:table-cell office:value-type="float" office:value="0.0417320380127" calcext:value-type="float">
            <text:p>0.041732038</text:p>
          </table:table-cell>
          <table:table-cell office:value-type="float" office:value="0.450993789339" calcext:value-type="float">
            <text:p>0.4509937893</text:p>
          </table:table-cell>
          <table:table-cell office:value-type="float" office:value="0.0146004964996" calcext:value-type="float">
            <text:p>0.0146004965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122127688856" calcext:value-type="float">
            <text:p>0.0122127689</text:p>
          </table:table-cell>
          <table:table-cell office:value-type="float" office:value="0.00000320027556417" calcext:value-type="float">
            <text:p>3.20E-06</text:p>
          </table:table-cell>
          <table:table-cell office:value-type="float" office:value="0.0000114622665824" calcext:value-type="float">
            <text:p>1.15E-05</text:p>
          </table:table-cell>
          <table:table-cell office:value-type="float" office:value="0.00000188503758801" calcext:value-type="float">
            <text:p>1.89E-06</text:p>
          </table:table-cell>
          <table:table-cell office:value-type="float" office:value="1.52968265088" calcext:value-type="float">
            <text:p>1.5296826509</text:p>
          </table:table-cell>
          <table:table-cell office:value-type="float" office:value="0.191116722683" calcext:value-type="float">
            <text:p>0.1911167227</text:p>
          </table:table-cell>
          <table:table-cell office:value-type="float" office:value="0.459331214174" calcext:value-type="float">
            <text:p>0.4593312142</text:p>
          </table:table-cell>
          <table:table-cell office:value-type="float" office:value="0.0245237293955" calcext:value-type="float">
            <text:p>0.0245237294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0192436395302" calcext:value-type="float">
            <text:p>0.0192436395</text:p>
          </table:table-cell>
          <table:table-cell office:value-type="float" office:value="0.0000220572449049" calcext:value-type="float">
            <text:p>2.21E-05</text:p>
          </table:table-cell>
          <table:table-cell office:value-type="float" office:value="0.000048271246719" calcext:value-type="float">
            <text:p>4.83E-05</text:p>
          </table:table-cell>
          <table:table-cell office:value-type="float" office:value="0.00000436303003126" calcext:value-type="float">
            <text:p>4.36E-06</text:p>
          </table:table-cell>
          <table:table-cell office:value-type="float" office:value="3.12070382825" calcext:value-type="float">
            <text:p>3.1207038283</text:p>
          </table:table-cell>
          <table:table-cell office:value-type="float" office:value="0.633113628454" calcext:value-type="float">
            <text:p>0.6331136285</text:p>
          </table:table-cell>
          <table:table-cell office:value-type="float" office:value="1.83303195928" calcext:value-type="float">
            <text:p>1.8330319593</text:p>
          </table:table-cell>
          <table:table-cell office:value-type="float" office:value="0.0702572099489" calcext:value-type="float">
            <text:p>0.0702572099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0234730513238" calcext:value-type="float">
            <text:p>0.0234730513</text:p>
          </table:table-cell>
          <table:table-cell office:value-type="float" office:value="0.0000175919625475" calcext:value-type="float">
            <text:p>1.76E-05</text:p>
          </table:table-cell>
          <table:table-cell office:value-type="float" office:value="0.0000600750710073" calcext:value-type="float">
            <text:p>6.01E-05</text:p>
          </table:table-cell>
          <table:table-cell office:value-type="float" office:value="0.00000878261544525" calcext:value-type="float">
            <text:p>8.78E-06</text:p>
          </table:table-cell>
          <table:table-cell office:value-type="float" office:value="4.51648130005" calcext:value-type="float">
            <text:p>4.5164813001</text:p>
          </table:table-cell>
          <table:table-cell office:value-type="float" office:value="1.23218817876" calcext:value-type="float">
            <text:p>1.2321881788</text:p>
          </table:table-cell>
          <table:table-cell office:value-type="float" office:value="4.19584664796" calcext:value-type="float">
            <text:p>4.195846648</text:p>
          </table:table-cell>
          <table:table-cell office:value-type="float" office:value="0.205449889155" calcext:value-type="float">
            <text:p>0.2054498892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0167047150216" calcext:value-type="float">
            <text:p>0.016704715</text:p>
          </table:table-cell>
          <table:table-cell office:value-type="float" office:value="0.00000542142678365" calcext:value-type="float">
            <text:p>5.42E-06</text:p>
          </table:table-cell>
          <table:table-cell office:value-type="float" office:value="0.000023745275956" calcext:value-type="float">
            <text:p>2.37E-05</text:p>
          </table:table-cell>
          <table:table-cell office:value-type="float" office:value="0.00000605372371791" calcext:value-type="float">
            <text:p>6.05E-06</text:p>
          </table:table-cell>
          <table:table-cell office:value-type="float" office:value="2.46533144451" calcext:value-type="float">
            <text:p>2.4653314445</text:p>
          </table:table-cell>
          <table:table-cell office:value-type="float" office:value="0.910721787761" calcext:value-type="float">
            <text:p>0.9107217878</text:p>
          </table:table-cell>
          <table:table-cell office:value-type="float" office:value="0.855709960526" calcext:value-type="float">
            <text:p>0.8557099605</text:p>
          </table:table-cell>
          <table:table-cell office:value-type="float" office:value="0.136643636355" calcext:value-type="float">
            <text:p>0.136643636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 vs. part" table:style-name="ta1">
        <table:shapes>
          <draw:frame draw:z-index="0" draw:style-name="gr1" draw:text-style-name="P1" svg:width="453.51pt" svg:height="255.09pt" svg:x="77.78pt" svg:y="133.09pt">
            <loext:p draw:notify-on-update-of-ranges="'part vs. part'.A3:'part vs. part'.A9 'part vs. part'.B3:'part vs. part'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convergence_limit</text:p>
          </table:table-cell>
          <table:table-cell office:value-type="string" calcext:value-type="string">
            <text:p>error_disp</text:p>
          </table:table-cell>
          <table:table-cell table:style-name="Default" office:value-type="string" calcext:value-type="string">
            <text:p>error_disp_x</text:p>
          </table:table-cell>
          <table:table-cell table:style-name="Default" office:value-type="string" calcext:value-type="string">
            <text:p>error_disp_y</text:p>
          </table:table-cell>
          <table:table-cell table:style-name="Default" office:value-type="string" calcext:value-type="string">
            <text:p>error_disp_z</text:p>
          </table:table-cell>
          <table:table-cell office:value-type="string" calcext:value-type="string">
            <text:p>error_force</text:p>
          </table:table-cell>
          <table:table-cell office:value-type="string" calcext:value-type="string">
            <text:p>error_force_x</text:p>
          </table:table-cell>
          <table:table-cell office:value-type="string" calcext:value-type="string">
            <text:p>error_force_y</text:p>
          </table:table-cell>
          <table:table-cell office:value-type="string" calcext:value-type="string">
            <text:p>error_force_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00561317476103" calcext:value-type="float">
            <text:p>0.0056131748</text:p>
          </table:table-cell>
          <table:table-cell office:value-type="float" office:value="0.00000150851898661" calcext:value-type="float">
            <text:p>1.51E-06</text:p>
          </table:table-cell>
          <table:table-cell office:value-type="float" office:value="0.00000456461304785" calcext:value-type="float">
            <text:p>4.56E-06</text:p>
          </table:table-cell>
          <table:table-cell office:value-type="float" office:value="0.000000285430879998" calcext:value-type="float">
            <text:p>2.85E-07</text:p>
          </table:table-cell>
          <table:table-cell office:value-type="float" office:value="1.03544893782" calcext:value-type="float">
            <text:p>1.0354489378</text:p>
          </table:table-cell>
          <table:table-cell office:value-type="float" office:value="0.0703288093157" calcext:value-type="float">
            <text:p>0.0703288093</text:p>
          </table:table-cell>
          <table:table-cell office:value-type="float" office:value="0.236252153247" calcext:value-type="float">
            <text:p>0.2362521532</text:p>
          </table:table-cell>
          <table:table-cell office:value-type="float" office:value="0.00753538269711" calcext:value-type="float">
            <text:p>0.0075353827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00261081312021" calcext:value-type="float">
            <text:p>0.0026108131</text:p>
          </table:table-cell>
          <table:table-cell office:value-type="float" office:value="0.000000702462715487" calcext:value-type="float">
            <text:p>7.02E-07</text:p>
          </table:table-cell>
          <table:table-cell office:value-type="float" office:value="0.000000718483094397" calcext:value-type="float">
            <text:p>7.18E-07</text:p>
          </table:table-cell>
          <table:table-cell office:value-type="float" office:value="0.0000000660986979696" calcext:value-type="float">
            <text:p>6.61E-08</text:p>
          </table:table-cell>
          <table:table-cell office:value-type="float" office:value="0.480621643265" calcext:value-type="float">
            <text:p>0.4806216433</text:p>
          </table:table-cell>
          <table:table-cell office:value-type="float" office:value="0.035712313399" calcext:value-type="float">
            <text:p>0.0357123134</text:p>
          </table:table-cell>
          <table:table-cell office:value-type="float" office:value="0.0347866985799" calcext:value-type="float">
            <text:p>0.0347866986</text:p>
          </table:table-cell>
          <table:table-cell table:style-name="ce1" office:value-type="float" office:value="0.00072642001056" calcext:value-type="float">
            <text:p>7.26E-04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000539847500948" calcext:value-type="float">
            <text:p>0.0005398475</text:p>
          </table:table-cell>
          <table:table-cell office:value-type="float" office:value="0.0000000137970949708" calcext:value-type="float">
            <text:p>1.38E-08</text:p>
          </table:table-cell>
          <table:table-cell office:value-type="float" office:value="0.0000000324417725431" calcext:value-type="float">
            <text:p>3.24E-08</text:p>
          </table:table-cell>
          <table:table-cell office:value-type="float" office:value="0.00000000218828157726" calcext:value-type="float">
            <text:p>2.19E-09</text:p>
          </table:table-cell>
          <table:table-cell office:value-type="float" office:value="0.0824856516308" calcext:value-type="float">
            <text:p>0.0824856516</text:p>
          </table:table-cell>
          <table:table-cell table:style-name="ce1" office:value-type="float" office:value="0.000662544824565" calcext:value-type="float">
            <text:p>6.63E-04</text:p>
          </table:table-cell>
          <table:table-cell table:style-name="ce1" office:value-type="float" office:value="0.00130483150268" calcext:value-type="float">
            <text:p>1.30E-03</text:p>
          </table:table-cell>
          <table:table-cell table:style-name="ce1" office:value-type="float" office:value="0.0000430801979178" calcext:value-type="float">
            <text:p>4.31E-05</text:p>
          </table:table-cell>
        </table:table-row>
        <table:table-row table:style-name="ro1">
          <table:table-cell office:value-type="float" office:value="0.02" calcext:value-type="float">
            <text:p>2.00E-02</text:p>
          </table:table-cell>
          <table:table-cell office:value-type="float" office:value="0.0067348650079" calcext:value-type="float">
            <text:p>0.006734865</text:p>
          </table:table-cell>
          <table:table-cell office:value-type="float" office:value="0.00000235876899755" calcext:value-type="float">
            <text:p>2.36E-06</text:p>
          </table:table-cell>
          <table:table-cell office:value-type="float" office:value="0.00000465826265136" calcext:value-type="float">
            <text:p>4.66E-06</text:p>
          </table:table-cell>
          <table:table-cell office:value-type="float" office:value="0.000000768064189677" calcext:value-type="float">
            <text:p>7.68E-07</text:p>
          </table:table-cell>
          <table:table-cell office:value-type="float" office:value="1.09566262733" calcext:value-type="float">
            <text:p>1.0956626273</text:p>
          </table:table-cell>
          <table:table-cell office:value-type="float" office:value="0.153835398513" calcext:value-type="float">
            <text:p>0.1538353985</text:p>
          </table:table-cell>
          <table:table-cell office:value-type="float" office:value="0.19608388071" calcext:value-type="float">
            <text:p>0.1960838807</text:p>
          </table:table-cell>
          <table:table-cell office:value-type="float" office:value="0.0216128505679" calcext:value-type="float">
            <text:p>0.0216128506</text:p>
          </table:table-cell>
        </table:table-row>
        <table:table-row table:style-name="ro1">
          <table:table-cell office:value-type="float" office:value="0.03" calcext:value-type="float">
            <text:p>3.00E-02</text:p>
          </table:table-cell>
          <table:table-cell office:value-type="float" office:value="0.0213202043448" calcext:value-type="float">
            <text:p>0.0213202043</text:p>
          </table:table-cell>
          <table:table-cell office:value-type="float" office:value="0.0000212400826637" calcext:value-type="float">
            <text:p>2.12E-05</text:p>
          </table:table-cell>
          <table:table-cell office:value-type="float" office:value="0.0000498632848042" calcext:value-type="float">
            <text:p>4.99E-05</text:p>
          </table:table-cell>
          <table:table-cell office:value-type="float" office:value="0.0000048162150095" calcext:value-type="float">
            <text:p>4.82E-06</text:p>
          </table:table-cell>
          <table:table-cell office:value-type="float" office:value="3.19938817347" calcext:value-type="float">
            <text:p>3.1993881735</text:p>
          </table:table-cell>
          <table:table-cell office:value-type="float" office:value="0.638468337218" calcext:value-type="float">
            <text:p>0.6384683372</text:p>
          </table:table-cell>
          <table:table-cell office:value-type="float" office:value="1.98281324223" calcext:value-type="float">
            <text:p>1.9828132422</text:p>
          </table:table-cell>
          <table:table-cell office:value-type="float" office:value="0.0716684997952" calcext:value-type="float">
            <text:p>0.0716684998</text:p>
          </table:table-cell>
        </table:table-row>
        <table:table-row table:style-name="ro1">
          <table:table-cell office:value-type="float" office:value="0.04" calcext:value-type="float">
            <text:p>4.00E-02</text:p>
          </table:table-cell>
          <table:table-cell office:value-type="float" office:value="0.0258149476355" calcext:value-type="float">
            <text:p>0.0258149476</text:p>
          </table:table-cell>
          <table:table-cell office:value-type="float" office:value="0.0000169456514829" calcext:value-type="float">
            <text:p>1.69E-05</text:p>
          </table:table-cell>
          <table:table-cell office:value-type="float" office:value="0.0000649514720701" calcext:value-type="float">
            <text:p>6.50E-05</text:p>
          </table:table-cell>
          <table:table-cell office:value-type="float" office:value="0.00000907055802624" calcext:value-type="float">
            <text:p>9.07E-06</text:p>
          </table:table-cell>
          <table:table-cell office:value-type="float" office:value="4.48328437163" calcext:value-type="float">
            <text:p>4.4832843716</text:p>
          </table:table-cell>
          <table:table-cell office:value-type="float" office:value="1.20522669211" calcext:value-type="float">
            <text:p>1.2052266921</text:p>
          </table:table-cell>
          <table:table-cell office:value-type="float" office:value="4.10978888733" calcext:value-type="float">
            <text:p>4.1097888873</text:p>
          </table:table-cell>
          <table:table-cell office:value-type="float" office:value="0.20679569114" calcext:value-type="float">
            <text:p>0.2067956911</text:p>
          </table:table-cell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float" office:value="0.0130099164066" calcext:value-type="float">
            <text:p>0.0130099164</text:p>
          </table:table-cell>
          <table:table-cell office:value-type="float" office:value="0.00000570044701179" calcext:value-type="float">
            <text:p>5.70E-06</text:p>
          </table:table-cell>
          <table:table-cell office:value-type="float" office:value="0.0000187375550279" calcext:value-type="float">
            <text:p>1.87E-05</text:p>
          </table:table-cell>
          <table:table-cell office:value-type="float" office:value="0.0000056452704716" calcext:value-type="float">
            <text:p>5.65E-06</text:p>
          </table:table-cell>
          <table:table-cell office:value-type="float" office:value="2.44167136681" calcext:value-type="float">
            <text:p>2.4416713668</text:p>
          </table:table-cell>
          <table:table-cell office:value-type="float" office:value="0.946428770165" calcext:value-type="float">
            <text:p>0.9464287702</text:p>
          </table:table-cell>
          <table:table-cell office:value-type="float" office:value="0.911897490458" calcext:value-type="float">
            <text:p>0.9118974905</text:p>
          </table:table-cell>
          <table:table-cell office:value-type="float" office:value="0.135725520881" calcext:value-type="float">
            <text:p>0.1357255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3:05:43.104869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39:26.668834603</meta:creation-date>
    <dc:date>2018-07-12T13:17:04.705000007</dc:date>
    <meta:editing-duration>PT3M35S</meta:editing-duration>
    <meta:editing-cycles>3</meta:editing-cycles>
    <meta:generator>LibreOffice/5.1.6.2$Linux_X86_64 LibreOffice_project/10m0$Build-2</meta:generator>
    <meta:document-statistic meta:table-count="2" meta:cell-count="1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minimum="0.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7cm" svg:y="0.316cm" chart:style-name="ch2">
          <text:p>Error against partitioned setup</text:p>
        </chart:title>
        <chart:plot-area chart:style-name="ch3" table:cell-range-address="'part vs. part'.A3:'part vs. part'.B9" svg:x="1.331cm" svg:y="1.275cm" svg:width="14.349cm" svg:height="6.564cm">
          <chartooo:coordinate-region svg:x="2.614cm" svg:y="1.474cm" svg:width="12.376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part vs. part'.B3:'part vs. part'.B9" chart:class="chart:scatter">
            <chart:domain table:cell-range-address="'part vs. part'.A3:'part vs. part'.A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part vs. part'.A3:'part vs. part'.A9</svg:desc>
                </draw:g>
              </table:table-cell>
              <table:table-cell office:value-type="float" office:value="0.00561317476103">
                <text:p>0.00561317476103</text:p>
                <draw:g>
                  <svg:desc>'part vs. part'.B3:'part vs. part'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261081312021">
                <text:p>0.00261081312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000539847500948">
                <text:p>0.000539847500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067348650079">
                <text:p>0.0067348650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13202043448">
                <text:p>0.021320204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258149476355">
                <text:p>0.0258149476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.0130099164066">
                <text:p>0.0130099164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Error against mono</text:p>
        </chart:title>
        <chart:plot-area chart:style-name="ch3" table:cell-range-address="'mono vs. part'.A3:'mono vs. part'.B10" chart:data-source-has-labels="row" svg:x="1.331cm" svg:y="1.275cm" svg:width="14.349cm" svg:height="6.564cm">
          <chartooo:coordinate-region svg:x="2.243cm" svg:y="1.474cm" svg:width="12.747cm" svg:height="5.718cm"/>
          <chart:axis chart:dimension="x" chart:name="primary-x" chart:style-name="ch4">
            <chart:title svg:x="7.72cm" svg:y="8.019cm" chart:style-name="ch5">
              <text:p>conv_limit</text:p>
            </chart:title>
          </chart:axis>
          <chart:axis chart:dimension="y" chart:name="primary-y" chart:style-name="ch6">
            <chart:title svg:x="0.451cm" svg:y="5.765cm" chart:style-name="ch7">
              <text:p>L2 norm of error</text:p>
            </chart:title>
          </chart:axis>
          <chart:series chart:style-name="ch8" chart:values-cell-range-address="'mono vs. part'.B4:'mono vs. part'.B10" chart:label-cell-address="'mono vs. part'.B3:'mono vs. part'.B3" chart:class="chart:scatter">
            <chart:domain table:cell-range-address="'mono vs. part'.A4:'mono vs. part'.A10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127595421</text:p>
                <draw:g>
                  <svg:desc>'mono vs. part'.B3:'mono vs. part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'mono vs. part'.A4:'mono vs. part'.A10</svg:desc>
                </draw:g>
              </table:table-cell>
              <table:table-cell office:value-type="float" office:value="0.01225695209">
                <text:p>0.01225695209</text:p>
                <draw:g>
                  <svg:desc>'mono vs. part'.B4:'mono vs. part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122578880084">
                <text:p>0.0122578880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">
                <text:p>0.00001</text:p>
              </table:table-cell>
              <table:table-cell office:value-type="float" office:value="0.0122561897974">
                <text:p>0.0122561897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22127688856">
                <text:p>0.0122127688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192436395302">
                <text:p>0.0192436395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234730513238">
                <text:p>0.0234730513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">
                <text:p>0.05</text:p>
              </table:table-cell>
              <table:table-cell office:value-type="float" office:value="0.0167047150216">
                <text:p>0.0167047150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